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f9e1" officeooo:paragraph-rsid="000af9e1"/>
    </style:style>
    <style:style style:name="P2" style:family="paragraph" style:parent-style-name="Text_20_body">
      <style:text-properties officeooo:rsid="000d2b80" officeooo:paragraph-rsid="000d2b80"/>
    </style:style>
    <style:style style:name="P3" style:family="paragraph" style:parent-style-name="Text_20_body">
      <style:text-properties officeooo:rsid="000d2b80" officeooo:paragraph-rsid="000de7e8"/>
    </style:style>
    <style:style style:name="P4" style:family="paragraph" style:parent-style-name="Text_20_body">
      <style:text-properties officeooo:paragraph-rsid="0026b61e"/>
    </style:style>
    <style:style style:name="P5" style:family="paragraph" style:parent-style-name="Text_20_body">
      <style:text-properties officeooo:rsid="000b7bce" officeooo:paragraph-rsid="000b7bce"/>
    </style:style>
    <style:style style:name="P6" style:family="paragraph" style:parent-style-name="Text_20_body">
      <style:text-properties officeooo:rsid="0026b61e" officeooo:paragraph-rsid="0026b61e"/>
    </style:style>
    <style:style style:name="P7" style:family="paragraph" style:parent-style-name="Text_20_body">
      <style:text-properties officeooo:rsid="0028cdb8" officeooo:paragraph-rsid="0028cdb8"/>
    </style:style>
    <style:style style:name="P8" style:family="paragraph" style:parent-style-name="Text_20_body">
      <style:text-properties officeooo:rsid="002a4c42" officeooo:paragraph-rsid="002a4c42"/>
    </style:style>
    <style:style style:name="P9" style:family="paragraph" style:parent-style-name="Text_20_body">
      <style:text-properties officeooo:rsid="002b564d" officeooo:paragraph-rsid="002b564d"/>
    </style:style>
    <style:style style:name="P10" style:family="paragraph" style:parent-style-name="Text_20_body">
      <style:text-properties officeooo:rsid="002de8af" officeooo:paragraph-rsid="002de8af"/>
    </style:style>
    <style:style style:name="P11" style:family="paragraph" style:parent-style-name="Heading_20_1">
      <style:text-properties officeooo:rsid="000af9e1" officeooo:paragraph-rsid="000af9e1"/>
    </style:style>
    <style:style style:name="P12" style:family="paragraph" style:parent-style-name="Heading_20_1">
      <style:text-properties officeooo:rsid="000d2b80" officeooo:paragraph-rsid="000d2b80"/>
    </style:style>
    <style:style style:name="P13" style:family="paragraph" style:parent-style-name="Heading_20_1">
      <style:text-properties officeooo:rsid="000de7e8" officeooo:paragraph-rsid="000de7e8"/>
    </style:style>
    <style:style style:name="P14" style:family="paragraph" style:parent-style-name="Heading_20_1">
      <style:text-properties officeooo:paragraph-rsid="00212e21"/>
    </style:style>
    <style:style style:name="P15" style:family="paragraph" style:parent-style-name="Heading_20_1">
      <style:text-properties officeooo:paragraph-rsid="0026b61e"/>
    </style:style>
    <style:style style:name="T1" style:family="text">
      <style:text-properties officeooo:rsid="000b5a05"/>
    </style:style>
    <style:style style:name="T2" style:family="text">
      <style:text-properties officeooo:rsid="000d0c4d"/>
    </style:style>
    <style:style style:name="T3" style:family="text">
      <style:text-properties officeooo:rsid="000de7e8"/>
    </style:style>
    <style:style style:name="T4" style:family="text">
      <style:text-properties officeooo:rsid="000fb93f"/>
    </style:style>
    <style:style style:name="T5" style:family="text">
      <style:text-properties officeooo:rsid="00212e21"/>
    </style:style>
    <style:style style:name="T6" style:family="text">
      <style:text-properties officeooo:rsid="002323c2"/>
    </style:style>
    <style:style style:name="T7" style:family="text">
      <style:text-properties officeooo:rsid="00243cc1"/>
    </style:style>
    <style:style style:name="T8" style:family="text">
      <style:text-properties officeooo:rsid="002fb434"/>
    </style:style>
    <style:style style:name="T9" style:family="text">
      <style:text-properties officeooo:rsid="0034415b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Mov </text:h>
      <text:p text:style-name="P1">La mov , è un’ istruzione , che corrisponde alla assegnazione, mette un valore in <text:line-break/>Con ad esempio l’ espressione <text:s/>MOV AX, 1 . Metto , con un indirizzamento immediato 1 in ax. </text:p>
      <text:p text:style-name="P1">Viene usata spesso, l’ unica cosa che bisogna ricordarsi quando si usa l’ istruzione MOV , è che non </text:p>
      <text:p text:style-name="P1">si può <text:s/>fare assegnazione da memoria a memoria, quindi bisogna utilizzare delle scorciatoie.</text:p>
      <text:p text:style-name="P5">La sintassi è : MOV destinazione, contenuto da muovere</text:p>
      <text:h text:style-name="P11" text:outline-level="1">Lea</text:h>
      <text:p text:style-name="P1">La lea è un’ istruzione simile alla mov, ma viene usata in casi differenti. </text:p>
      <text:p text:style-name="P1">Con la LEA, carico in un <text:s/>indirizzo <text:s/><text:span text:style-name="T1">di ad esempio una variabile </text:span>, per esempio , la uso per stampare a video una stringa.</text:p>
      <text:p text:style-name="P5">La sintassi è : LEA destinazione, contenuto da <text:span text:style-name="T2">caricare</text:span></text:p>
      <text:h text:style-name="P12" text:outline-level="1">ADD</text:h>
      <text:p text:style-name="P2">La add è la somma in assembly. </text:p>
      <text:p text:style-name="P2">Ad esemopio add bx, 1 . Sommo al valore precedente di bx 1, e salvo il risultato in bx</text:p>
      <text:p text:style-name="P2">La sintassi è Add posto dove sommo , valore da sommare</text:p>
      <text:h text:style-name="P13" text:outline-level="1">SUB</text:h>
      <text:p text:style-name="P3">La <text:span text:style-name="T5">sub</text:span> è la <text:span text:style-name="T3">sottrazione</text:span> in assembly. </text:p>
      <text:p text:style-name="P3">Ad esemopio <text:span text:style-name="T4">sub</text:span> bx, 1 . <text:span text:style-name="T4">Sottraggo</text:span> al valore precedente di bx 1, e salvo il risultato in bx</text:p>
      <text:p text:style-name="P3">La sintassi è <text:span text:style-name="T4">SUB</text:span> posto dove <text:span text:style-name="T4">sottraggo</text:span> , valore da sommare</text:p>
      <text:h text:style-name="P14" text:outline-level="1" text:is-list-header="true">ADC </text:h>
      <text:p text:style-name="P4">L'istruzione ADC (Add with Carry)<text:span text:style-name="T5">fa</text:span> la somma tra due operandi, considerando anche il bit di <text:span text:style-name="T6">riporto</text:span> precedentemente impostato nel flag di carry. <text:span text:style-name="T7">Come la add, memorizza il risultato nel primo operando. </text:span><text:s/></text:p>
      <text:h text:style-name="P15" text:outline-level="1" text:is-list-header="true">DIV</text:h>
      <text:p text:style-name="P6">La div , fa la divisione <text:s/>. Devo mettere in ax, il dividendo, e poi in bx il divisore, infine div è già implicito che fa <text:s/>la divisione tra bx, che devo dire , e ax. <text:line-break/>Quindi con div bx Faccio ax/bx.</text:p>
      <text:h text:style-name="Heading_20_1" text:outline-level="1">MUL</text:h>
      <text:p text:style-name="P7">Vale lo stesso discorso fatto prima con la div, ma fa la moltiplicazione</text:p>
      <text:h text:style-name="Heading_20_1" text:outline-level="1"><text:soft-page-break/>AND</text:h>
      <text:p text:style-name="P8">Fa il <text:s/>prodotto logico bit a bit, e la sua sintassi è AND destinazione , sorgente . Quindi salva il risultato nel secondo operando.</text:p>
      <text:h text:style-name="Heading_20_1" text:outline-level="1">OR</text:h>
      <text:p text:style-name="P8">Stesso discorso della AND, ma fa la or e non la and, stessa forma ecc...</text:p>
      <text:h text:style-name="Heading_20_1" text:outline-level="1">NOT</text:h>
      <text:p text:style-name="P9">Stesso discorso delle 2 precedenti, ma fa il not.</text:p>
      <text:h text:style-name="Heading_20_1" text:outline-level="1">Interazione INPUT/OUTPUT</text:h>
      <text:p text:style-name="P10">Per gestire input e output ci sono delle determinate funzioni di sistema, che vanno utilizzate correttamente: <text:line-break/>Ad esempio per ricevere un input : </text:p>
      <text:p text:style-name="P10">MOV AH,<text:span text:style-name="T9">01</text:span></text:p>
      <text:p text:style-name="P10"><text:span text:style-name="T9">I</text:span>NT 21h</text:p>
      <text:p text:style-name="P10"><text:line-break/><text:span text:style-name="T8">Invece per <text:s/>stampare un output: dipende dal tipo di dato da stampare, ma in genere bisogna usare la funzione MOV AL;02 oppure MOV AL,09 . A seconda se il dato è stringa o inter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rpTITOLO_20_1" style:display-name="CorpTITOLO 1" style:family="paragraph" style:parent-style-name="Text_20_body">
      <style:text-properties officeooo:rsid="001d3aa2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7T11:30:30.959000000</dc:date>
    <meta:editing-duration>PT42M43S</meta:editing-duration>
    <meta:editing-cycles>20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34" meta:word-count="402" meta:character-count="2149" meta:non-whitespace-character-count="1759"/>
  </office:meta>
</office:document-meta>
</file>